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bf0" officeooo:paragraph-rsid="000f1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:\Users\Nikča\Documents\Backup_UserInitiated</text:p>
      <text:p text:style-name="Standard"/>
      <text:p text:style-name="P1">záloha ONENOTE!!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4T15:04:46.001000000</meta:creation-date>
    <dc:date>2025-09-14T15:05:12.124000000</dc:date>
    <meta:editing-duration>PT26S</meta:editing-duration>
    <meta:editing-cycles>1</meta:editing-cycles>
    <meta:document-statistic meta:table-count="0" meta:image-count="0" meta:object-count="0" meta:page-count="1" meta:paragraph-count="2" meta:word-count="3" meta:character-count="63" meta:non-whitespace-character-count="62"/>
    <meta:generator>LibreOffice/7.1.2.2$Windows_X86_64 LibreOffice_project/8a45595d069ef5570103caea1b71cc9d82b2aae4</meta:generator>
  </office:meta>
</office:document-meta>
</file>